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423cm" loext:contextual-spacing="false" style:line-height-at-least="0.661cm" fo:padding="0cm" fo:border="none"/>
      <style:text-properties fo:font-variant="normal" fo:text-transform="none" fo:color="#333333" style:font-name="Helvetica Neue" fo:font-size="12pt" fo:letter-spacing="normal" fo:font-style="normal" fo:font-weight="normal" officeooo:rsid="0006a688" officeooo:paragraph-rsid="0006a688"/>
    </style:style>
    <style:style style:name="P2" style:family="paragraph" style:parent-style-name="Text_20_body">
      <style:paragraph-properties fo:margin-top="0cm" fo:margin-bottom="0.423cm" loext:contextual-spacing="false" style:line-height-at-least="0.661cm" fo:padding="0cm" fo:border="none"/>
      <style:text-properties fo:font-variant="normal" fo:text-transform="none" fo:color="#333333" style:font-name="Helvetica Neue" fo:font-size="12pt" fo:letter-spacing="normal" fo:font-style="normal" fo:font-weight="normal" officeooo:rsid="0006a688" officeooo:paragraph-rsid="0006a688" style:font-weight-asian="normal" style:font-weight-complex="normal"/>
    </style:style>
    <style:style style:name="P3" style:family="paragraph" style:parent-style-name="Text_20_body">
      <style:paragraph-properties fo:margin-top="0cm" fo:margin-bottom="0.423cm" loext:contextual-spacing="false" style:line-height-at-least="0.661cm" fo:padding="0cm" fo:border="none"/>
      <style:text-properties fo:font-variant="normal" fo:text-transform="none" fo:color="#333333" style:font-name="Helvetica Neue" fo:font-size="12pt" fo:letter-spacing="normal" fo:font-style="normal" fo:font-weight="bold" officeooo:rsid="0006a688" officeooo:paragraph-rsid="0006a688" style:font-weight-asian="bold" style:font-weight-complex="bold"/>
    </style:style>
    <style:style style:name="P4" style:family="paragraph" style:parent-style-name="Text_20_body">
      <style:paragraph-properties fo:margin-top="0cm" fo:margin-bottom="0.423cm" loext:contextual-spacing="false" style:line-height-at-least="0.661cm" fo:text-align="start" style:justify-single-word="false" fo:padding="0cm" fo:border="none"/>
      <style:text-properties fo:font-variant="normal" fo:text-transform="none" fo:color="#333333" style:font-name="Helvetica Neue" fo:font-size="12pt" fo:letter-spacing="normal" fo:font-style="normal" fo:font-weight="bold" officeooo:rsid="0006a688" officeooo:paragraph-rsid="0006a688" style:font-weight-asian="bold" style:font-weight-complex="bold"/>
    </style:style>
    <style:style style:name="P5" style:family="paragraph" style:parent-style-name="Text_20_body">
      <style:paragraph-properties fo:margin-top="0cm" fo:margin-bottom="0.423cm" loext:contextual-spacing="false" style:line-height-at-least="0.661cm" fo:padding="0cm" fo:border="none"/>
      <style:text-properties fo:font-variant="normal" fo:text-transform="none" fo:color="#333333" style:font-name="Helvetica Neue" fo:font-size="12pt" fo:letter-spacing="normal" fo:font-style="normal" fo:font-weight="bold" officeooo:rsid="0006a688" officeooo:paragraph-rsid="0006a688"/>
    </style:style>
    <style:style style:name="P6" style:family="paragraph" style:parent-style-name="Text_20_body">
      <style:paragraph-properties fo:margin-top="0cm" fo:margin-bottom="0.423cm" loext:contextual-spacing="false" style:line-height-at-least="0.661cm" fo:padding="0cm" fo:border="none"/>
      <style:text-properties fo:font-variant="normal" fo:text-transform="none" fo:color="#333333" style:font-name="Helvetica Neue" fo:font-size="12pt" fo:letter-spacing="normal" fo:language="en" fo:country="US" fo:font-style="normal" fo:font-weight="normal" officeooo:rsid="0006a688" officeooo:paragraph-rsid="0006a688" style:font-weight-asian="normal" style:font-weight-complex="normal"/>
    </style:style>
    <style:style style:name="P7" style:family="paragraph" style:parent-style-name="Heading_20_4">
      <style:paragraph-properties fo:text-align="center" style:justify-single-word="false"/>
      <style:text-properties fo:font-variant="normal" fo:text-transform="none" fo:color="#333333" style:font-name="Helvetica Neue" fo:letter-spacing="normal" fo:font-style="normal" fo:font-weight="bold"/>
    </style:style>
    <style:style style:name="T1" style:family="text">
      <style:text-properties fo:language="ru" fo:country="RU" style:font-weight-asian="normal" style:font-weight-complex="normal"/>
    </style:style>
    <style:style style:name="T2" style:family="text">
      <style:text-properties fo:language="ru" fo:country="RU" fo:font-weight="normal" style:font-weight-asian="normal" style:font-weight-complex="normal"/>
    </style:style>
    <style:style style:name="T3" style:family="text">
      <style:text-properties fo:language="en" fo:country="US"/>
    </style:style>
    <style:style style:name="T4" style:family="text">
      <style:text-properties fo:language="en" fo:country="US" style:font-weight-asian="normal" style:font-weight-complex="normal"/>
    </style:style>
    <style:style style:name="T5" style:family="text">
      <style:text-properties fo:language="en" fo:country="US" fo:font-weight="normal" style:font-weight-asian="normal" style:font-weight-complex="normal"/>
    </style:style>
    <style:style style:name="T6" style:family="text">
      <style:text-properties fo:language="en" fo:country="US" style:font-weight-asian="bold" style:font-weight-complex="bold"/>
    </style:style>
    <style:style style:name="T7" style:family="text">
      <style:text-properties fo:language="fi" fo:country="FI"/>
    </style:style>
    <style:style style:name="T8" style:family="text">
      <style:text-properties fo:language="fi" fo:country="FI" fo:font-weight="bold" style:font-weight-asian="bold" style:font-weight-complex="bold"/>
    </style:style>
    <style:style style:name="T9" style:family="text">
      <style:text-properties fo:language="fi" fo:country="FI" style:font-weight-asian="normal" style:font-weight-complex="normal"/>
    </style:style>
    <style:style style:name="T10" style:family="text">
      <style:text-properties fo:language="fi" fo:country="FI" fo:font-weight="normal" style:font-weight-asian="normal" style:font-weight-complex="normal"/>
    </style:style>
    <style:style style:name="T11" style:family="text">
      <style:text-properties fo:language="fi" fo:country="FI" style:font-weight-asian="bold"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weight-asian="normal" style:font-weight-complex="normal"/>
    </style:style>
    <style:style style:name="T15" style:family="text">
      <style:text-properties fo:font-size="16pt" style:font-size-asian="16pt" style:font-size-complex="16pt"/>
    </style:style>
    <style:style style:name="T16" style:family="text">
      <style:text-properties style:font-weight-asian="bold" style:font-weight-complex="bol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4"><text:line-break/><text:span text:style-name="T15">Käyttöohje</text:span></text:h>
      <text:p text:style-name="P1">Seuraavia komentoja voi käyttää:</text:p>
      <text:p text:style-name="P1">(Jar tiedosto löytyy kansiosta: \GitHub\TiraLabra\TiraLabraFix\dist )</text:p>
      <text:p text:style-name="P1"><text:span text:style-name="T12">[1] lisaamonikulmio</text:span><text:line-break/><text:line-break/>Monikulmion voi lisätä kommennolla ”lisaamonikulmio <text:span text:style-name="T3">x0,y0;x1,y1;......;ynxn “ (miss</text:span><text:span text:style-name="T7">ä xi,yi on kulman kordinaatti)<text:line-break/><text:line-break/></text:span><text:span text:style-name="T8">Esimerkki: </text:span><text:span text:style-name="T9">lisaamonikulmio 1,1</text:span><text:span text:style-name="T1">;</text:span><text:span text:style-name="T4">1,2;2,2;2,1 (lis</text:span><text:span text:style-name="T9">ää yksikköneliön)</text:span></text:p>
      <text:p text:style-name="P1"><text:span text:style-name="T12">[2] palautamonikulmio</text:span><text:line-break/><text:line-break/>Kaikki tähän asti lisätytmonikulmiot saa näkyviin komennolla ”palautamonikulmio”</text:p>
      <text:p text:style-name="P3">[3] asetaalku</text:p>
      <text:p text:style-name="P1">Voit asettaa alkupisteen komennolla ”asetaalkupiste x0,y0” , missä x0 ja y0 ovat alkupsiteen kordinaatteja<text:line-break/><text:span text:style-name="T12">Esimerkki: <text:s/></text:span><text:span text:style-name="T14">asetaalkupiste 0,0 <text:s/>(Asettaa alkupisteen jonka kordinaatti on 0,0)</text:span></text:p>
      <text:p text:style-name="P3">[4] asetaloppu</text:p>
      <text:p text:style-name="P1">Voit asettaa alkupisteen komennolla ”asetaloppupiste x0,y0” , missä x0 ja y0 ovat loppupisteen kordinaatteja<text:line-break/><text:span text:style-name="T12">Esimerkki: <text:s/></text:span><text:span text:style-name="T14">asetaalkupiste 3,3 <text:s/>(Asettaa alkupisteen jonka kordinaatti on 3,3)</text:span></text:p>
      <text:p text:style-name="P3">[5] laske</text:p>
      <text:p text:style-name="P6"><text:span text:style-name="T7">Voit laskea reitin komennolla ”laske” </text:span></text:p>
      <text:p text:style-name="P3">[6] poistakaikki<text:line-break/><text:line-break/><text:span text:style-name="T13">Voit poistaa kaikki monikulmiot komennolla ”poistakaikki”</text:span></text:p>
      <text:p text:style-name="P3">[7] safemode<text:line-break/><text:span text:style-name="T13"><text:line-break/>Voit kytkeä safemoden päälle komennolla ”safemode y” ja pois ”safemode n”. Sademodessa monikulmioita ei voi lisätä niin että ne leikkaisivat toisiaan tai niin että alkupiste tai loppupiste olisi jonkin monikulmion sisällä </text:span></text:p>
      <text:p text:style-name="P4"><text:soft-page-break/>[8] suorituskyky<text:line-break/><text:span text:style-name="T13">Tekee Luola-suorituskyky testauksen annetuilla parametrillä. Koko voi olla mielivaltainen, mutta vaativuus parametrin on oltava välillä </text:span><text:span text:style-name="T5">[1,9]</text:span></text:p>
      <text:p text:style-name="P3">[9] msuoritus<text:line-break/><text:span text:style-name="T5">Suorittaa massiivisen testauksen</text:span></text:p>
      <text:p text:style-name="P5"><text:span text:style-name="T16">[n] poistu<text:line-break/></text:span><text:span text:style-name="T5">Poistu ohjelmasta<text:line-break/><text:line-break/></text:span><text:span text:style-name="T6">Esimerkkej</text:span><text:span text:style-name="T11">ä:<text:line-break/>Tavallinen laskenta:</text:span></text:p>
      <text:p text:style-name="P2"><text:span text:style-name="T7">Komento: lisaamonikulmio 1,1;2,1;2,2;1,2</text:span></text:p>
      <text:p text:style-name="P2"><text:span text:style-name="T7">Lisaa monikulmion: Monkulmio lisätty</text:span></text:p>
      <text:p text:style-name="P2"><text:span text:style-name="T7">Komento: asetaalku 0,0</text:span></text:p>
      <text:p text:style-name="P2"><text:span text:style-name="T7">alkupiste: Lisätty!</text:span></text:p>
      <text:p text:style-name="P2"><text:span text:style-name="T7">Komento: asetaloppu 3,3</text:span></text:p>
      <text:p text:style-name="P2"><text:span text:style-name="T7">loppupiste: Lisätty!</text:span></text:p>
      <text:p text:style-name="P2"><text:span text:style-name="T7">Komento: laske</text:span></text:p>
      <text:p text:style-name="P2"><text:span text:style-name="T7">X: 0.0, Y: 0.0</text:span></text:p>
      <text:p text:style-name="P2"><text:span text:style-name="T7">X: 1.0, Y: 2.0</text:span></text:p>
      <text:p text:style-name="P2"><text:span text:style-name="T7">X: 3.0, Y: 3.0</text:span></text:p>
      <text:p text:style-name="P2"><text:span text:style-name="T7">Reitinkokonaispituus: 4.47213595499958</text:span></text:p>
      <text:p text:style-name="P2"><text:span text:style-name="T7">Yhteensä käytettiin: 2 aikaa</text:span></text:p>
      <text:p text:style-name="P2"><text:span text:style-name="T7">Josta A-star: 0 aika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7T15:43:11.546000000</meta:creation-date>
    <dc:date>2014-09-07T15:57:28.613000000</dc:date>
    <meta:editing-duration>PT14M17S</meta:editing-duration>
    <meta:editing-cycles>1</meta:editing-cycles>
    <meta:document-statistic meta:table-count="0" meta:image-count="0" meta:object-count="0" meta:page-count="2" meta:paragraph-count="29" meta:word-count="209" meta:character-count="1742" meta:non-whitespace-character-count="1549"/>
    <meta:generator>LibreOffice/4.3.0.4$Windows_x86 LibreOffice_project/62ad5818884a2fc2e5780dd45466868d41009ec0</meta:generator>
  </office:meta>
</office:document-meta>
</file>